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50000005C57DC3E6E24A6C418.png" manifest:media-type="image/png"/>
  <manifest:file-entry manifest:full-path="Pictures/10000001000003C50000005C58F860056EE8F447.png" manifest:media-type="image/png"/>
  <manifest:file-entry manifest:full-path="Pictures/10000001000003C50000007B5ABA01B94B769FA7.png" manifest:media-type="image/png"/>
  <manifest:file-entry manifest:full-path="Pictures/10000001000003C5000000610B26CC757E31B573.png" manifest:media-type="image/png"/>
  <manifest:file-entry manifest:full-path="Pictures/10000001000003C500000063BEC0D65890A764AF.png" manifest:media-type="image/png"/>
  <manifest:file-entry manifest:full-path="Pictures/10000001000003C500000090B05D8B46B6BAE52E.png" manifest:media-type="image/png"/>
  <manifest:file-entry manifest:full-path="Pictures/10000001000003C500000090407F7F7EF3FB7EAB.png" manifest:media-type="image/png"/>
  <manifest:file-entry manifest:full-path="Pictures/10000001000003C50000005CD004760F21F6E4B3.png" manifest:media-type="image/png"/>
  <manifest:file-entry manifest:full-path="Pictures/10000001000003C500000063042D2E0AC60B47C4.png" manifest:media-type="image/png"/>
  <manifest:file-entry manifest:full-path="Pictures/10000001000003C5000000600DBBA78F82894C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2782b" officeooo:paragraph-rsid="000df016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df016" officeooo:paragraph-rsid="000df016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/>04</text:p>
      <text:p text:style-name="P1"/>
      <text:p text:style-name="P1"/>
      <text:p text:style-name="P1"/>
      <text:p text:style-name="P2">Q1</text:p>
      <text:p text:style-name="P2"><draw:frame draw:style-name="fr2" draw:name="Image1" text:anchor-type="char" svg:x="0.145cm" svg:y="0.189cm" svg:width="17cm" svg:height="1.76cm" draw:z-index="0"><draw:image xlink:href="Pictures/10000001000003C5000000600DBBA78F82894C26.png" xlink:type="simple" xlink:show="embed" xlink:actuate="onLoad" draw:mime-type="image/png"/></draw:frame></text:p>
      <text:p text:style-name="P2"/>
      <text:p text:style-name="P2"/>
      <text:p text:style-name="P2">Q2</text:p>
      <text:p text:style-name="P2"><draw:frame draw:style-name="fr2" draw:name="Image3" text:anchor-type="char" svg:x="0.069cm" svg:y="0.194cm" svg:width="17cm" svg:height="2.536cm" draw:z-index="1"><draw:image xlink:href="Pictures/10000001000003C500000090407F7F7EF3FB7EAB.png" xlink:type="simple" xlink:show="embed" xlink:actuate="onLoad" draw:mime-type="image/png"/></draw:frame></text:p>
      <text:p text:style-name="P2"/>
      <text:p text:style-name="P2"/>
      <text:p text:style-name="P2">Q3.</text:p>
      <text:p text:style-name="P2"><draw:frame draw:style-name="fr1" draw:name="Image2" text:anchor-type="char" svg:width="17cm" svg:height="2.536cm" draw:z-index="2"><draw:image xlink:href="Pictures/10000001000003C500000090B05D8B46B6BAE52E.png" xlink:type="simple" xlink:show="embed" xlink:actuate="onLoad" draw:mime-type="image/png"/></draw:frame></text:p>
      <text:p text:style-name="P2"/>
      <text:p text:style-name="P2"/>
      <text:p text:style-name="P2">Q4</text:p>
      <text:p text:style-name="P2"/>
      <text:p text:style-name="P2"><draw:frame draw:style-name="fr2" draw:name="Image4" text:anchor-type="char" svg:x="0cm" svg:y="0.025cm" svg:width="17cm" svg:height="1.707cm" draw:z-index="3"><draw:image xlink:href="Pictures/10000001000003C5000000610B26CC757E31B573.png" xlink:type="simple" xlink:show="embed" xlink:actuate="onLoad" draw:mime-type="image/png"/></draw:frame></text:p>
      <text:p text:style-name="P2"/>
      <text:p text:style-name="P2">Q5</text:p>
      <text:p text:style-name="P2"><draw:frame draw:style-name="fr2" draw:name="Image5" text:anchor-type="char" svg:x="-0.025cm" svg:y="0.356cm" svg:width="17cm" svg:height="1.743cm" draw:z-index="4"><draw:image xlink:href="Pictures/10000001000003C500000063BEC0D65890A764AF.png" xlink:type="simple" xlink:show="embed" xlink:actuate="onLoad" draw:mime-type="image/png"/></draw:frame></text:p>
      <text:p text:style-name="P2"><text:soft-page-break/></text:p>
      <text:p text:style-name="P2">Q6</text:p>
      <text:p text:style-name="P2"/>
      <text:p text:style-name="P2"><draw:frame draw:style-name="fr1" draw:name="Image6" text:anchor-type="char" svg:width="17cm" svg:height="1.743cm" draw:z-index="5"><draw:image xlink:href="Pictures/10000001000003C500000063042D2E0AC60B47C4.png" xlink:type="simple" xlink:show="embed" xlink:actuate="onLoad" draw:mime-type="image/png"/></draw:frame></text:p>
      <text:p text:style-name="P2"/>
      <text:p text:style-name="P2">Q7</text:p>
      <text:p text:style-name="P2"/>
      <text:p text:style-name="P2"><draw:frame draw:style-name="fr2" draw:name="Image7" text:anchor-type="char" svg:x="0cm" svg:y="0.432cm" svg:width="17cm" svg:height="2.166cm" draw:z-index="6"><draw:image xlink:href="Pictures/10000001000003C50000007B5ABA01B94B769FA7.png" xlink:type="simple" xlink:show="embed" xlink:actuate="onLoad" draw:mime-type="image/png"/></draw:frame></text:p>
      <text:p text:style-name="P2"/>
      <text:p text:style-name="P2">Q8.</text:p>
      <text:p text:style-name="P2"/>
      <text:p text:style-name="P2"><draw:frame draw:style-name="fr2" draw:name="Image8" text:anchor-type="char" svg:x="0cm" svg:y="0.192cm" svg:width="17cm" svg:height="1.619cm" draw:z-index="7"><draw:image xlink:href="Pictures/10000001000003C50000005C58F860056EE8F447.png" xlink:type="simple" xlink:show="embed" xlink:actuate="onLoad" draw:mime-type="image/png"/></draw:frame></text:p>
      <text:p text:style-name="P2"/>
      <text:p text:style-name="P2">Q9.</text:p>
      <text:p text:style-name="P2"/>
      <text:p text:style-name="P2"><draw:frame draw:style-name="fr2" draw:name="Image9" text:anchor-type="char" svg:x="0cm" svg:y="0.095cm" svg:width="17cm" svg:height="1.619cm" draw:z-index="8"><draw:image xlink:href="Pictures/10000001000003C50000005C57DC3E6E24A6C418.png" xlink:type="simple" xlink:show="embed" xlink:actuate="onLoad" draw:mime-type="image/png"/></draw:frame></text:p>
      <text:p text:style-name="P2"/>
      <text:p text:style-name="P2">Q10</text:p>
      <text:p text:style-name="P2"/>
      <text:p text:style-name="P2"><draw:frame draw:style-name="fr1" draw:name="Image10" text:anchor-type="char" svg:width="17cm" svg:height="1.619cm" draw:z-index="9"><draw:image xlink:href="Pictures/10000001000003C50000005CD004760F21F6E4B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6:15:39.981562463</meta:creation-date>
    <dc:date>2023-12-23T16:26:55.405408961</dc:date>
    <meta:editing-duration>PT11M16S</meta:editing-duration>
    <meta:editing-cycles>2</meta:editing-cycles>
    <meta:generator>LibreOffice/7.3.7.2$Linux_X86_64 LibreOffice_project/30$Build-2</meta:generator>
    <meta:document-statistic meta:table-count="0" meta:image-count="10" meta:object-count="0" meta:page-count="2" meta:paragraph-count="11" meta:word-count="12" meta:character-count="38" meta:non-whitespace-character-count="36"/>
  </office:meta>
</office:document-meta>
</file>